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0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30deg</text:p>
          </table:table-cell>
          <table:table-cell table:style-name="ce3" office:value-type="string" calcext:value-type="string">
            <text:p>45deg</text:p>
          </table:table-cell>
          <table:table-cell table:style-name="ce3" office:value-type="string" calcext:value-type="string">
            <text:p>60deg</text:p>
          </table:table-cell>
          <table:table-cell table:style-name="ce3"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albi_himbeer_juice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ack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lue_cu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lue_plastic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ue_spotted_plate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ppuccino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ffee_el_bryg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ork_blue_plast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red_plast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yc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ying_pa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ying_spatu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a_curry_ketchup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a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od_salz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lloggs_corn_flake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lloggs_toppas_mini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nife_blue_plastic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knife_red_plastic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knife_ycb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knusper_schoko_kek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arge_grey_spoon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linux_cup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ion_cerea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ken_salz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er_salz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ndamin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squik_cerea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ncake_maker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fanner_grune_icetea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fanner_pfirsch_icetea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itcher_whit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itcher_yellow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gles_paprika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ingles_salt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ingles_vinegar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d_spotted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d_spotted_cu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red_spotted_plate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ine_butter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otted_spatula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soja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itzen_rei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aster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omato_al_gusto_basiliku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mato_sauce_oro_di_parma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oll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hite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yellow_plate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ue_camping_cu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cup_eco_orange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 style:data-style-name="N2" text:time-value="13:11:03.0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bferka </meta:initial-creator>
    <meta:creation-date>2016-07-08T08:46:52.687276669</meta:creation-date>
    <meta:printed-by>bbferka </meta:printed-by>
    <meta:print-date>2016-07-08T08:50:17.166916724</meta:print-date>
    <dc:date>2016-08-05T17:58:33.582000000</dc:date>
    <meta:editing-duration>PT1H17M13S</meta:editing-duration>
    <meta:editing-cycles>16</meta:editing-cycles>
    <meta:generator>LibreOffice/5.2.0.4$Windows_x86 LibreOffice_project/066b007f5ebcc236395c7d282ba488bca6720265</meta:generator>
    <meta:document-statistic meta:table-count="1" meta:cell-count="195" meta:object-count="0"/>
  </office:meta>
</office:document-meta>
</file>